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54cm" fo:min-width="69.964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1.41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color="#000000" style:text-outline="false" style:text-line-through-style="none" fo:font-family="'Times New Roman', Times" style:font-family-generic="roman" style:font-pitch="variable" fo:font-size="16pt" fo:font-style="normal" fo:text-shadow="none" style:text-underline-style="none" fo:font-weight="bold"/>
    </style:style>
    <style:style style:name="T2" style:family="text">
      <style:text-properties fo:color="#ff00ff" style:text-outline="false" style:text-line-through-style="none" fo:font-family="'Times New Roman', Times" style:font-family-generic="roman" style:font-pitch="variable" fo:font-size="16pt" fo:font-style="normal" fo:text-shadow="none" style:text-underline-style="none" fo:font-weight="bold"/>
    </style:style>
    <style:style style:name="T3" style:family="text">
      <style:text-properties fo:color="#ff0000" style:text-outline="false" style:text-line-through-style="none" fo:font-family="'Times New Roman', Times" style:font-family-generic="roman" style:font-pitch="variable" fo:font-size="16pt" fo:font-style="normal" fo:text-shadow="none" style:text-underline-style="none" fo:font-weight="bold"/>
    </style:style>
    <style:style style:name="T4" style:family="text">
      <style:text-properties fo:color="#00dcff" style:text-outline="false" style:text-line-through-style="none" fo:font-family="'Times New Roman', Times" style:font-family-generic="roman" style:font-pitch="variable" fo:font-size="16pt" fo:font-style="normal" fo:text-shadow="none" style:text-underline-style="none" fo:font-weight="bold"/>
    </style:style>
    <style:style style:name="T5" style:family="text">
      <style:text-properties fo:color="#3deb3d" style:text-outline="false" style:text-line-through-style="none" fo:font-family="'Times New Roman', Times" style:font-family-generic="roman" style:font-pitch="variable" fo:font-size="16pt" fo:font-style="normal" fo:text-shadow="none" style:text-underline-style="none" fo:font-weight="bold"/>
    </style:style>
    <style:style style:name="T6" style:family="text">
      <style:text-properties fo:color="#00ffff" style:text-outline="false" style:text-line-through-style="none" fo:font-family="'Times New Roman', Times" style:font-family-generic="roman" style:font-pitch="variable" fo:font-size="16pt" fo:font-style="normal" fo:text-shadow="none" style:text-underline-style="none" fo:font-weight="bold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layer="layout" svg:width="13.706cm" svg:height="11.454cm" svg:x="6.648cm" svg:y="3.012cm">
          <draw:text-box>
            <text:p text:style-name="P1"><text:span text:style-name="T1">Presentazione a </text:span><text:span text:style-name="T2">borrdo</text:span><text:span text:style-name="T1"> di un tram, a </text:span><text:span text:style-name="T3">Millano</text:span><text:span text:style-name="T1">, il salone-fiera del ' informatica, con </text:span><text:span text:style-name="T4">tarrget</text:span><text:span text:style-name="T1"> specificamente giovanile, </text:span><text:span text:style-name="T5">sche</text:span><text:span text:style-name="T1"> si e' aperto giovedì' 27 novembre, in ambito nel quartiere fieristico di Milano.</text:span></text:p>
            <text:p text:style-name="P1"><text:span text:style-name="T1"/></text:p>
            <text:p text:style-name="P1"><text:span text:style-name="T1">Presentazione a </text:span><text:span text:style-name="T2">borrdo</text:span><text:span text:style-name="T1"> di un tram, a </text:span><text:span text:style-name="T3">Millano</text:span><text:span text:style-name="T1">, il salone-fiera del ' informatica, con </text:span><text:span text:style-name="T4">tarrget</text:span><text:span text:style-name="T1"> specificamente giovanile, </text:span><text:span text:style-name="T5">sche</text:span><text:span text:style-name="T1"> si e' aperto giovedì' 27 novembre, in ambito nel quartiere fieristico di Milano.</text:span></text:p>
            <text:p text:style-name="P1"><text:span text:style-name="T1"/></text:p>
            <text:p text:style-name="P1"><text:span text:style-name="T1">Presentazione a </text:span><text:span text:style-name="T2">borrdo</text:span><text:span text:style-name="T1"> di un tram, a </text:span><text:span text:style-name="T3">Millano</text:span><text:span text:style-name="T1">, il salone-fiera del ' informatica, con </text:span><text:span text:style-name="T6">tarrget</text:span><text:span text:style-name="T1"> specificamente giovanile, </text:span><text:span text:style-name="T5">sche</text:span><text:span text:style-name="T1"> si e' aperto giovedì' 27 novembre, in ambito nel quartiere fieristico di Milano.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, Times" style:font-family-generic="roman" fo:font-size="24pt" fo:language="it" fo:country="IT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'Times New Roman', Times" style:font-family-generic="roman" style:font-pitch="variable" fo:font-size="44pt" fo:font-style="normal" fo:text-shadow="none" style:text-underline-style="none" fo:font-weight="normal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&quot;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&quot;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A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A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A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A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A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A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A">
            <style:list-level-properties text:space-before="6.6cm" text:min-label-width="1.2cm"/>
            <style:text-properties fo:font-family="StarSymbol" fo:color="#000000" fo:font-size="75%"/>
          </text:list-level-style-bullet>
        </text:list-style>
      </style:graphic-properties>
      <style:paragraph-properties fo:margin-left="1.4cm" fo:margin-right="0cm" fo:text-align="start" text:enable-numbering="true" fo:text-indent="0cm"/>
      <style:text-properties fo:color="#000000" style:text-outline="false" style:text-line-through-style="none" fo:font-family="'Times New Roman', Times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2cm" fo:margin-right="0cm" fo:text-indent="-1.2cm"/>
      <style:text-properties fo:font-size="28pt"/>
    </style:style>
    <style:style style:name="Standard-outline3" style:family="presentation" style:parent-style-name="Standard-outline2">
      <style:paragraph-properties fo:margin-left="3cm" fo:margin-right="0cm" fo:text-indent="-1.2cm"/>
      <style:text-properties fo:font-size="24pt"/>
    </style:style>
    <style:style style:name="Standard-outline4" style:family="presentation" style:parent-style-name="Standard-outline3">
      <style:paragraph-properties fo:margin-left="3.8cm" fo:margin-right="0cm" fo:text-indent="-1.2cm"/>
      <style:text-properties fo:font-size="20pt"/>
    </style:style>
    <style:style style:name="Standard-outline5" style:family="presentation" style:parent-style-name="Standard-outline4">
      <style:paragraph-properties fo:margin-left="4.6cm" fo:margin-right="0cm" fo:text-indent="-1.2cm"/>
      <style:text-properties fo:font-size="20pt"/>
    </style:style>
    <style:style style:name="Standard-outline6" style:family="presentation" style:parent-style-name="Standard-outline5">
      <style:paragraph-properties fo:margin-left="5.4cm" fo:margin-right="0cm" fo:text-indent="-1.2cm"/>
      <style:text-properties fo:font-size="20pt"/>
    </style:style>
    <style:style style:name="Standard-outline7" style:family="presentation" style:parent-style-name="Standard-outline6">
      <style:paragraph-properties fo:margin-left="6.2cm" fo:margin-right="0cm" fo:text-indent="-1.2cm"/>
      <style:text-properties fo:font-size="20pt"/>
    </style:style>
    <style:style style:name="Standard-outline8" style:family="presentation" style:parent-style-name="Standard-outline7">
      <style:paragraph-properties fo:margin-left="7cm" fo:margin-right="0cm" fo:text-indent="-1.2cm"/>
      <style:text-properties fo:font-size="20pt"/>
    </style:style>
    <style:style style:name="Standard-outline9" style:family="presentation" style:parent-style-name="Standard-outline8">
      <style:paragraph-properties fo:margin-left="7.8cm" fo:margin-right="0cm" fo:text-indent="-1.2cm"/>
      <style:text-properties fo:font-size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dp1"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initial-creator> </meta:initial-creator>
    <meta:creation-date>1997-12-03T14:48:35</meta:creation-date>
    <dc:date>2007-02-08T16:23:07</dc:date>
    <meta:editing-cycles>2</meta:editing-cycles>
    <meta:editing-duration>P62DT0H47M7S</meta:editing-duration>
    <meta:user-defined meta:name="Info 0"/>
    <meta:user-defined meta:name="Info 1"/>
    <meta:user-defined meta:name="Info 2"/>
    <meta:user-defined meta:name="Info 3"/>
    <meta:document-statistic meta:object-count="9"/>
  </office:meta>
</office:document-meta>
</file>